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Dessert Contest 2025 Tart Tally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Hdhdrbhdhdfvhduduh@somerandomplace.com</text:p>
          </table:table-cell>
          <table:table-cell table:style-name="ce5" office:value-type="string" calcext:value-type="string">
            <text:p>Patrick@somerandomplace.com </text:p>
          </table:table-cell>
          <table:table-cell table:style-name="ce5" office:value-type="string" calcext:value-type="string">
            <text:p>Jess@somerandomplace.com </text:p>
          </table:table-cell>
          <table:table-cell table:style-name="ce5" office:value-type="string" calcext:value-type="string">
            <text:p>Kelsey@somerandomplace.com </text:p>
          </table:table-cell>
          <table:table-cell table:style-name="ce5" office:value-type="string" calcext:value-type="string">
            <text:p>Kaitlynn Longbotham@somerandomplace.com </text:p>
          </table:table-cell>
          <table:table-cell table:style-name="ce5" office:value-type="string" calcext:value-type="string">
            <text:p>Cody@somerandomplace.com </text:p>
          </table:table-cell>
          <table:table-cell table:style-name="ce5" office:value-type="string" calcext:value-type="string">
            <text:p>Whitney@somerandomplace.com</text:p>
          </table:table-cell>
          <table:table-cell table:style-name="ce5" office:value-type="string" calcext:value-type="string">
            <text:p>Alan@somerandomplace.com</text:p>
          </table:table-cell>
          <table:table-cell table:style-name="ce5" office:value-type="string" calcext:value-type="string">
            <text:p>Miles@somerandomplace.com</text:p>
          </table:table-cell>
          <table:table-cell table:style-name="ce5" office:value-type="string" calcext:value-type="string">
            <text:p>Trish@somerandomplace.com</text:p>
          </table:table-cell>
          <table:table-cell table:style-name="ce5" office:value-type="string" calcext:value-type="string">
            <text:p>Lauren@somerandomplace.com</text:p>
          </table:table-cell>
          <table:table-cell table:style-name="ce5" office:value-type="string" calcext:value-type="string">
            <text:p>Josh@somerandomplace.com</text:p>
          </table:table-cell>
          <table:table-cell table:style-name="ce5" office:value-type="string" calcext:value-type="string">
            <text:p>Dalton@somerandomplace.com</text:p>
          </table:table-cell>
          <table:table-cell table:style-name="ce5" office:value-type="string" calcext:value-type="string">
            <text:p>malcolm@somerandomplace.com</text:p>
          </table:table-cell>
          <table:table-cell table:style-name="ce5" office:value-type="string" calcext:value-type="string">
            <text:p>makaila@somerandomplace.com</text:p>
          </table:table-cell>
          <table:table-cell table:style-name="ce5" office:value-type="string" calcext:value-type="string">
            <text:p>Travis Clark@somerandomplace.co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essert-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B4:.Q4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essert-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5:.Q5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essert-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B6:.Q6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essert-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B7:.Q7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essert-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8:.Q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essert-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B9:.Q9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essert-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0:.Q10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essert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B11:.Q11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essert-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B12:.Q12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essert-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3:.Q13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essert-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B14:.Q14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essert-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SUM([.B15:.Q1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Dessert-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16:.Q16])" office:value-type="float" office:value="112" calcext:value-type="float">
            <text:p>112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Dessert-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1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1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1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9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10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4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6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1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ssert-8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20:Sheet1.B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09:28:23.84766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eg</meta:initial-creator>
    <meta:creation-date>2024-11-28T15:29:51.080000000</meta:creation-date>
    <dc:date>2025-11-28T09:35:16.321100200</dc:date>
    <dc:creator>Greg</dc:creator>
    <meta:editing-duration>PT44M12S</meta:editing-duration>
    <meta:editing-cycles>11</meta:editing-cycles>
    <meta:generator>LibreOffice/25.8.1.1$Windows_X86_64 LibreOffice_project/54047653041915e595ad4e45cccea684809c77b5</meta:generator>
    <meta:document-statistic meta:table-count="1" meta:cell-count="278" meta:object-count="0"/>
  </office:meta>
</office:document-meta>
</file>